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794*"/>
    </style:style>
    <style:style style:name="Tableau3.B" style:family="table-column">
      <style:table-column-properties style:column-width="1.199cm" style:rel-column-width="680*"/>
    </style:style>
    <style:style style:name="Tableau3.C" style:family="table-column">
      <style:table-column-properties style:column-width="1.101cm" style:rel-column-width="624*"/>
    </style:style>
    <style:style style:name="Tableau3.D" style:family="table-column">
      <style:table-column-properties style:column-width="1.799cm" style:rel-column-width="1020*"/>
    </style:style>
    <style:style style:name="Tableau3.E" style:family="table-column">
      <style:table-column-properties style:column-width="4.8cm" style:rel-column-width="2721*"/>
    </style:style>
    <style:style style:name="Tableau3.F" style:family="table-column">
      <style:table-column-properties style:column-width="9.299cm" style:rel-column-width="5272*"/>
    </style:style>
    <style:style style:name="Tableau3.G" style:family="table-column">
      <style:table-column-properties style:column-width="8.102cm" style:rel-column-width="459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2.09cm"/>
    </style:style>
    <style:style style:name="Tableau4.B" style:family="table-column">
      <style:table-column-properties style:column-width="1.91cm"/>
    </style:style>
    <style:style style:name="Tableau4.C" style:family="table-column">
      <style:table-column-properties style:column-width="2.21cm"/>
    </style:style>
    <style:style style:name="Tableau4.D" style:family="table-column">
      <style:table-column-properties style:column-width="3.2cm"/>
    </style:style>
    <style:style style:name="Tableau4.E" style:family="table-column">
      <style:table-column-properties style:column-width="6.098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7cm" table:align="margins"/>
    </style:style>
    <style:style style:name="Tableau6.A" style:family="table-column">
      <style:table-column-properties style:column-width="2.88cm" style:rel-column-width="6814*"/>
    </style:style>
    <style:style style:name="Tableau6.B" style:family="table-column">
      <style:table-column-properties style:column-width="4.42cm" style:rel-column-width="10457*"/>
    </style:style>
    <style:style style:name="Tableau6.C" style:family="table-column">
      <style:table-column-properties style:column-width="1.109cm" style:rel-column-width="2624*"/>
    </style:style>
    <style:style style:name="Tableau6.D" style:family="table-column">
      <style:table-column-properties style:column-width="3.731cm" style:rel-column-width="8826*"/>
    </style:style>
    <style:style style:name="Tableau6.E" style:family="table-column">
      <style:table-column-properties style:column-width="5.399cm" style:rel-column-width="12773*"/>
    </style:style>
    <style:style style:name="Tableau6.F" style:family="table-column">
      <style:table-column-properties style:column-width="10.162cm" style:rel-column-width="24041*"/>
    </style:style>
    <style:style style:name="Tableau6.1" style:family="table-row">
      <style:table-row-properties style:min-row-height="1.101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="0.05pt solid #000000"/>
    </style:style>
    <style:style style:name="Tableau6.2" style:family="table-row">
      <style:table-row-properties style:min-row-height="0.801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3" style:family="table-row">
      <style:table-row-properties style:min-row-height="3.44cm"/>
    </style:style>
    <style:style style:name="Tableau6.4" style:family="table-row">
      <style:table-row-properties style:min-row-height="0.559cm"/>
    </style:style>
    <style:style style:name="Tableau6.7" style:family="table-row">
      <style:table-row-properties style:min-row-height="1.275cm"/>
    </style:style>
    <style:style style:name="Tableau2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2.701cm"/>
    </style:style>
    <style:style style:name="Tableau2.B" style:family="table-column">
      <style:table-column-properties style:column-width="5.001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1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12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41a401" style:font-size-asian="10pt" style:font-size-complex="10pt"/>
    </style:style>
    <style:style style:name="P41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paragraph-rsid="003a4212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officeooo:rsid="0041a401" officeooo:paragraph-rsid="0041a401" style:font-size-asian="10pt" style:font-size-complex="10pt"/>
    </style:style>
    <style:style style:name="P44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normal" officeooo:rsid="005f5deb" officeooo:paragraph-rsid="005fa7b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7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8" style:family="paragraph" style:parent-style-name="Footnote">
      <style:text-properties style:font-name="Arial" fo:font-size="9pt" style:font-size-asian="9pt" style:font-size-complex="9pt"/>
    </style:style>
    <style:style style:name="P59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0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2" style:family="paragraph" style:parent-style-name="Footnote">
      <style:text-properties style:font-name="Arial" fo:font-size="9pt" style:font-size-asian="9pt" style:font-size-complex="9pt"/>
    </style:style>
    <style:style style:name="P63" style:family="paragraph" style:parent-style-name="Standard">
      <style:text-properties style:font-name="Arial" fo:font-size="11pt" style:font-size-asian="11pt" style:font-size-complex="11pt"/>
    </style:style>
    <style:style style:name="P64" style:family="paragraph" style:parent-style-name="Standard">
      <style:paragraph-properties fo:break-before="auto" fo:break-after="auto"/>
      <style:text-properties style:font-name="Arial" fo:font-size="11pt" officeooo:paragraph-rsid="0026b67e" style:font-size-asian="11pt" style:font-size-complex="11pt"/>
    </style:style>
    <style:style style:name="P6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6" style:family="paragraph" style:parent-style-name="Standard">
      <style:text-properties style:font-name="Arial" fo:font-size="11pt" officeooo:paragraph-rsid="00a47e6f" style:font-size-asian="11pt" style:font-size-complex="11pt"/>
    </style:style>
    <style:style style:name="P67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68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a47e6f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c9211e" loext:opacity="100%" style:font-name="Arial" fo:font-size="22pt" fo:font-weight="bold" officeooo:rsid="00b8fc71" officeooo:paragraph-rsid="00a47e6f" style:font-size-asian="22pt" style:font-weight-asian="bold" style:font-size-complex="22pt" style:font-weight-complex="bold"/>
    </style:style>
    <style:style style:name="P71" style:family="paragraph" style:parent-style-name="Standard">
      <style:text-properties officeooo:paragraph-rsid="00a47e6f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47e6f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47e6f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a47e6f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style:font-name="Arial" fo:font-size="11pt" fo:font-weight="bold" officeooo:paragraph-rsid="00a47e6f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a47e6f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1pt" officeooo:paragraph-rsid="00a47e6f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a47e6f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a47e6f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a47e6f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Arial" fo:font-size="11pt" fo:font-weight="normal" officeooo:paragraph-rsid="00a47e6f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a47e6f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a47e6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a47e6f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Arial" officeooo:paragraph-rsid="00a47e6f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35fdfc"/>
    </style:style>
    <style:style style:name="T10" style:family="text">
      <style:text-properties officeooo:rsid="00a389fb"/>
    </style:style>
    <style:style style:name="T11" style:family="text">
      <style:text-properties officeooo:rsid="00796d41"/>
    </style:style>
    <style:style style:name="T12" style:family="text">
      <style:text-properties officeooo:rsid="00100ad6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8pt" officeooo:rsid="001d6a5a" fo:background-color="transparent" loext:char-shading-value="0" style:font-size-asian="8pt" style:font-size-complex="8pt"/>
    </style:style>
    <style:style style:name="T15" style:family="text">
      <style:text-properties fo:font-size="8pt" officeooo:rsid="0011c909" fo:background-color="transparent" loext:char-shading-value="0" style:font-size-asian="8pt" style:font-size-complex="8pt"/>
    </style:style>
    <style:style style:name="T16" style:family="text">
      <style:text-properties fo:font-size="8pt" officeooo:rsid="001d2f95" fo:background-color="transparent" loext:char-shading-value="0" style:font-size-asian="8pt" style:font-size-complex="8pt"/>
    </style:style>
    <style:style style:name="T17" style:family="text">
      <style:text-properties officeooo:rsid="001baebc"/>
    </style:style>
    <style:style style:name="T18" style:family="text">
      <style:text-properties officeooo:rsid="0011c909"/>
    </style:style>
    <style:style style:name="T19" style:family="text">
      <style:text-properties officeooo:rsid="002ce3c2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4b8b43"/>
    </style:style>
    <style:style style:name="T27" style:family="text">
      <style:text-properties officeooo:rsid="00b8393c"/>
    </style:style>
    <style:style style:name="T28" style:family="text">
      <style:text-properties officeooo:rsid="0046f529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021b56a" fo:background-color="transparent" loext:char-shading-value="0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64d1a6" style:font-weight-asian="bold" style:font-weight-complex="bold"/>
    </style:style>
    <style:style style:name="T33" style:family="text">
      <style:text-properties fo:font-weight="bold" officeooo:rsid="0071100b" style:font-weight-asian="bold" style:font-weight-complex="bold"/>
    </style:style>
    <style:style style:name="T34" style:family="text">
      <style:text-properties fo:font-weight="bold" officeooo:rsid="005d5549" style:font-weight-asian="bold" style:font-weight-complex="bold"/>
    </style:style>
    <style:style style:name="T35" style:family="text">
      <style:text-properties officeooo:rsid="0064d1a6"/>
    </style:style>
    <style:style style:name="T36" style:family="text">
      <style:text-properties officeooo:rsid="0062715b"/>
    </style:style>
    <style:style style:name="T37" style:family="text">
      <style:text-properties officeooo:rsid="00654fdb"/>
    </style:style>
    <style:style style:name="T38" style:family="text">
      <style:text-properties officeooo:rsid="00781aa5"/>
    </style:style>
    <style:style style:name="T39" style:family="text">
      <style:text-properties officeooo:rsid="007b6390"/>
    </style:style>
    <style:style style:name="T40" style:family="text">
      <style:text-properties officeooo:rsid="002e555f"/>
    </style:style>
    <style:style style:name="T41" style:family="text">
      <style:text-properties officeooo:rsid="00794ba6"/>
    </style:style>
    <style:style style:name="T42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43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44" style:family="text">
      <style:text-properties fo:font-variant="normal" fo:text-transform="none" fo:color="#00a933" loext:opacity="100%" fo:letter-spacing="normal" fo:font-weight="bold" officeooo:rsid="0064d1a6" style:font-weight-asian="bold" style:font-weight-complex="bold"/>
    </style:style>
    <style:style style:name="T45" style:family="text">
      <style:text-properties fo:font-variant="normal" fo:text-transform="none" fo:color="#00a933" loext:opacity="100%" fo:letter-spacing="normal" officeooo:rsid="0064d1a6"/>
    </style:style>
    <style:style style:name="T46" style:family="text">
      <style:text-properties fo:font-variant="normal" fo:text-transform="none" fo:color="#4d5156" loext:opacity="100%" fo:letter-spacing="normal" fo:font-weight="bold" officeooo:rsid="0064d1a6" style:font-weight-asian="bold" style:font-weight-complex="bold"/>
    </style:style>
    <style:style style:name="T47" style:family="text">
      <style:text-properties fo:font-variant="normal" fo:text-transform="none" fo:color="#4d5156" loext:opacity="100%" fo:letter-spacing="normal" officeooo:rsid="0064d1a6"/>
    </style:style>
    <style:style style:name="T48" style:family="text">
      <style:text-properties officeooo:rsid="0071100b"/>
    </style:style>
    <style:style style:name="T49" style:family="text">
      <style:text-properties officeooo:rsid="005d5549"/>
    </style:style>
    <style:style style:name="T50" style:family="text">
      <style:text-properties officeooo:rsid="00a47e6f"/>
    </style:style>
    <style:style style:name="T51" style:family="text">
      <style:text-properties officeooo:rsid="00ac870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office:value-type="string">
            <text:p text:style-name="P72">Entreprise /</text:p>
            <text:p text:style-name="P72">Etablissement</text:p>
          </table:table-cell>
          <table:table-cell table:style-name="Tableau6.A1" office:value-type="string">
            <text:p text:style-name="P77">{mycompany_name}</text:p>
          </table:table-cell>
          <table:table-cell table:style-name="Tableau6.A1" office:value-type="string">
            <text:p text:style-name="P73">Réf. <text:span text:style-name="T50">GP</text:span></text:p>
          </table:table-cell>
          <table:table-cell table:style-name="Tableau6.A1" office:value-type="string">
            <text:p text:style-name="P77">{reference}</text:p>
          </table:table-cell>
          <table:table-cell table:style-name="Tableau6.A1" office:value-type="string">
            <text:p text:style-name="P74">Signaler un accident ou un problème</text:p>
          </table:table-cell>
          <table:table-cell table:style-name="Tableau6.F1" table:number-rows-spanned="7" office:value-type="string">
            <text:p text:style-name="P78">{photo}</text:p>
          </table:table-cell>
        </table:table-row>
        <table:table-row table:style-name="Tableau6.2">
          <table:table-cell table:style-name="Tableau6.A2" office:value-type="string">
            <text:p text:style-name="P76">Nom <text:span text:style-name="T50">GP</text:span></text:p>
          </table:table-cell>
          <table:table-cell table:style-name="Tableau6.A2" table:number-columns-spanned="3" office:value-type="string">
            <text:p text:style-name="P82">{nom}</text:p>
          </table:table-cell>
          <table:covered-table-cell/>
          <table:covered-table-cell/>
          <table:table-cell table:style-name="Tableau6.A2" office:value-type="string">
            <text:p text:style-name="P79">{helpUrl}</text:p>
          </table:table-cell>
          <table:covered-table-cell table:style-name="Tableau6.F1"/>
        </table:table-row>
        <table:table-row table:style-name="Tableau6.3">
          <table:table-cell table:style-name="Tableau6.A2" table:number-rows-spanned="5" office:value-type="string">
            <text:p text:style-name="P75">Description</text:p>
          </table:table-cell>
          <table:table-cell table:style-name="Tableau6.A2" table:number-rows-spanned="5" table:number-columns-spanned="3" office:value-type="string">
            <text:p text:style-name="P80">{description}</text:p>
          </table:table-cell>
          <table:covered-table-cell/>
          <table:covered-table-cell/>
          <table:table-cell table:style-name="Tableau6.A2" office:value-type="string">
            <text:p text:style-name="P79">{signatureQRCodeTicket}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68">Responsable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81">{securityResponsible}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69">Pompiers</text:p>
          </table:table-cell>
          <table:covered-table-cell table:style-name="Tableau6.F1"/>
        </table:table-row>
        <table:table-row table:style-name="Tableau6.7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70">18</text:p>
          </table:table-cell>
          <table:covered-table-cell table:style-name="Tableau6.F1"/>
        </table:table-row>
      </table:table>
      <text:p text:style-name="P66"/>
      <text:p text:style-name="P66">Liste des <text:span text:style-name="T17">signalisations</text:span><text:span text:style-name="T17"><text:note text:id="ftn4" text:note-class="footnote"><text:note-citation>1</text:note-citation><text:note-body><text:p text:style-name="P58">En fonction des réglages cette liste contient les <text:span text:style-name="T41">signalisations</text:span> de l'unité de travail, les <text:span text:style-name="T41">signalisations</text:span> hérité<text:span text:style-name="T41">e</text:span>s, les <text:span text:style-name="T41">signalisations </text:span>partagé<text:span text:style-name="T41">e</text:span>s.</text:p></text:note-body></text:note></text:span><text:span text:style-name="T17"> </text:span>pour <text:span text:style-name="T18">ce groupement :</text:span>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83"><text:span text:style-name="T23">Description </text:span><text:span text:style-name="T25">s</text:span><text:span text:style-name="T23">ignalisation</text:span><text:span text:style-name="T13"> </text:span><text:a xlink:type="simple" xlink:href="http://www.inrs.fr/media.html?refINRS=outil10" office:target-frame-name="_blank" xlink:show="new" text:style-name="Internet_20_link" text:visited-style-name="Visited_20_Internet_20_Link"><text:span text:style-name="T14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5">urce inrs</text:span></text:a><text:span text:style-name="T16">)</text:span></text:p>
            </table:table-cell>
            <table:table-cell table:style-name="Tableau2.B1" office:value-type="string">
              <text:p text:style-name="P84">Pict. Sig</text:p>
            </table:table-cell>
          </table:table-row>
        </table:table-header-rows>
        <table:table-row>
          <table:table-cell table:style-name="Tableau2.A2" office:value-type="string">
            <text:p text:style-name="P85">[!-- BEGIN row.affectedRecommandation --] {recommandationComment}</text:p>
          </table:table-cell>
          <table:table-cell table:style-name="Tableau2.B2" office:value-type="string">
            <text:p text:style-name="P86">{recommandation_photo}</text:p>
            <text:p text:style-name="P86">{recommandationName}</text:p>
            <text:p text:style-name="P86">[!-- END row.affectedRecommandation --]</text:p>
          </table:table-cell>
        </table:table-row>
      </table:table>
      <text:p text:style-name="P66"/>
      <text:p text:style-name="P66">Liste des risques<text:note text:id="ftn1" text:note-class="footnote"><text:note-citation>2</text:note-citation><text:note-body><text:p text:style-name="P59">En fonction des réglages cette liste contient les risques de l'unité de travail, les risques hérités, les risques partagés.</text:p></text:note-body></text:note> associés à ce groupemen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1"><text:span text:style-name="T36">S</text:span><text:note text:id="ftn2" text:note-class="footnote"><text:note-citation>3</text:note-citation><text:note-body><text:p text:style-name="P57">Numéro unique désignant <text:span text:style-name="T37">SX pour l’établissement, UTX pour les unités de travail, GPX pour les groupements, RKX pour les risques, RAX pour l’évaluation du risque noté dans la colonne Cot.</text:span></text:p></text:note-body></text:note><text:span text:style-name="T36">-U</text:span>T-GP</text:p>
            </table:table-cell>
            <table:table-cell table:style-name="Tableau3.A1" office:value-type="string">
              <text:p text:style-name="P30">Id <text:span text:style-name="T19">RA</text:span></text:p>
            </table:table-cell>
            <table:table-cell table:style-name="Tableau3.A1" office:value-type="string">
              <text:p text:style-name="P30">Cot</text:p>
            </table:table-cell>
            <table:table-cell table:style-name="Tableau3.A1" office:value-type="string">
              <text:p text:style-name="P35">Risques</text:p>
            </table:table-cell>
            <table:table-cell table:style-name="Tableau3.A1" office:value-type="string">
              <text:p text:style-name="P34">Description du risque</text:p>
            </table:table-cell>
            <table:table-cell table:style-name="Tableau3.A1" office:value-type="string">
              <text:p text:style-name="P30"><text:span text:style-name="T11">Informations sur</text:span><text:span text:style-name="T26"> </text:span>l'<text:span text:style-name="T26">évaluation</text:span></text:p>
            </table:table-cell>
            <table:table-cell table:style-name="Tableau3.G1" office:value-type="string">
              <text:p text:style-name="P54">Plan d’action<text:span text:style-name="T27">s</text:span></text:p>
            </table:table-cell>
          </table:table-row>
        </table:table-header-rows>
        <table:table-row>
          <table:table-cell table:style-name="Tableau3.A2" office:value-type="string">
            <text:p text:style-name="P42">[!-- <text:soft-page-break/>BEGIN row.risk4 --]{nomElement}</text:p>
          </table:table-cell>
          <table:table-cell table:style-name="Tableau3.B2" office:value-type="string">
            <text:p text:style-name="P42">{identi<text:soft-page-break/>fiantRisque}</text:p>
          </table:table-cell>
          <table:table-cell table:style-name="Tableau3.C2" office:value-type="string">
            <text:p text:style-name="P42">{quot<text:soft-page-break/>ationRisque}</text:p>
          </table:table-cell>
          <table:table-cell table:style-name="Tableau3.D2" office:value-type="string">
            <text:p text:style-name="P40">{nomDan<text:soft-page-break/>ger}</text:p>
            <text:p text:style-name="P40">{nomPicto}</text:p>
          </table:table-cell>
          <table:table-cell table:style-name="Tableau3.E2" office:value-type="string">
            <text:p text:style-name="P43">{descriptionRisque}</text:p>
          </table:table-cell>
          <table:table-cell table:style-name="Tableau3.F2" office:value-type="string">
            <text:p text:style-name="P43">{commentaireEvaluation}</text:p>
          </table:table-cell>
          <table:table-cell table:style-name="Tableau3.G2" office:value-type="string">
            <text:p text:style-name="P37"><text:span text:style-name="T42">⌛</text:span><text:span text:style-name="T43"> </text:span><text:span text:style-name="T35">Actions en </text:span>cours :</text:p>
            <text:p text:style-name="P38"><text:soft-page-break/>{actionPreventionUncompleted}</text:p>
            <text:p text:style-name="P38"/>
            <text:p text:style-name="P41"><text:span text:style-name="T44">✓</text:span><text:span text:style-name="T46"> </text:span><text:span text:style-name="T32">Action</text:span><text:span text:style-name="T33">s</text:span><text:span text:style-name="T32"> </text:span><text:span text:style-name="T34">terminées</text:span><text:span text:style-name="T32"> </text:span><text:span text:style-name="T31">:</text:span></text:p>
            <text:p text:style-name="P38">{actionPreventionCompleted}[!-- END row.risk4 --]</text:p>
          </table:table-cell>
        </table:table-row>
        <table:table-row>
          <table:table-cell table:style-name="Tableau3.A3" office:value-type="string">
            <text:p text:style-name="P42">[!-- BEGIN row.risk3 --]{nomElement}</text:p>
          </table:table-cell>
          <table:table-cell table:style-name="Tableau3.B3" office:value-type="string">
            <text:p text:style-name="P42">{identifiantRisque}</text:p>
          </table:table-cell>
          <table:table-cell table:style-name="Tableau3.C3" office:value-type="string">
            <text:p text:style-name="P42">{quotationRisque}</text:p>
          </table:table-cell>
          <table:table-cell table:style-name="Tableau3.D3" office:value-type="string">
            <text:p text:style-name="P43">{nomDanger}</text:p>
            <text:p text:style-name="P39">{nomPicto}</text:p>
          </table:table-cell>
          <table:table-cell table:style-name="Tableau3.E3" office:value-type="string">
            <text:p text:style-name="P43">{descriptionRisque}</text:p>
          </table:table-cell>
          <table:table-cell table:style-name="Tableau3.F3" office:value-type="string">
            <text:p text:style-name="P43">{commentaireEvaluation}</text:p>
          </table:table-cell>
          <table:table-cell table:style-name="Tableau3.G3" office:value-type="string">
            <text:p text:style-name="P37"><text:span text:style-name="T42">⌛</text:span><text:span text:style-name="T43"> </text:span><text:span text:style-name="T35">Actions en </text:span>cours :</text:p>
            <text:p text:style-name="P38">{actionPreventionUncompleted}</text:p>
            <text:p text:style-name="P38"/>
            <text:p text:style-name="P37"><text:span text:style-name="T45">✓</text:span><text:span text:style-name="T47"> </text:span><text:span text:style-name="T35">Action</text:span><text:span text:style-name="T48">s</text:span><text:span text:style-name="T35"> </text:span><text:span text:style-name="T49">terminées</text:span><text:span text:style-name="T35"> </text:span>:</text:p>
            <text:p text:style-name="P44">{actionPreventionCompleted}[!-- END row.risk3 --]</text:p>
          </table:table-cell>
        </table:table-row>
        <table:table-row>
          <table:table-cell table:style-name="Tableau3.A4" office:value-type="string">
            <text:p text:style-name="P42">[!-- BEGIN row.risk2 --]{nomElement}</text:p>
          </table:table-cell>
          <table:table-cell table:style-name="Tableau3.B4" office:value-type="string">
            <text:p text:style-name="P42">{identifiantRisque}</text:p>
          </table:table-cell>
          <table:table-cell table:style-name="Tableau3.C4" office:value-type="string">
            <text:p text:style-name="P42">{quotationRisque}</text:p>
          </table:table-cell>
          <table:table-cell table:style-name="Tableau3.D4" office:value-type="string">
            <text:p text:style-name="P43">{nomDanger}</text:p>
            <text:p text:style-name="P39">{nomPicto}</text:p>
          </table:table-cell>
          <table:table-cell table:style-name="Tableau3.E4" office:value-type="string">
            <text:p text:style-name="P43">{descriptionRisque}</text:p>
          </table:table-cell>
          <table:table-cell table:style-name="Tableau3.F4" office:value-type="string">
            <text:p text:style-name="P43">{commentaireEvaluation}</text:p>
          </table:table-cell>
          <table:table-cell table:style-name="Tableau3.G4" office:value-type="string">
            <text:p text:style-name="P37"><text:span text:style-name="T42">⌛</text:span><text:span text:style-name="T43"> </text:span><text:span text:style-name="T35">Actions en </text:span>cours :</text:p>
            <text:p text:style-name="P38">{actionPreventionUncompleted}</text:p>
            <text:p text:style-name="P38"/>
            <text:p text:style-name="P37"><text:span text:style-name="T45">✓</text:span><text:span text:style-name="T47"> </text:span><text:span text:style-name="T35">Action</text:span><text:span text:style-name="T48">s</text:span><text:span text:style-name="T35"> </text:span><text:span text:style-name="T49">terminées</text:span><text:span text:style-name="T35"> </text:span>:</text:p>
            <text:p text:style-name="P44">{actionPreventionCompleted}[!-- END row.risk2 --]</text:p>
          </table:table-cell>
        </table:table-row>
        <table:table-row>
          <table:table-cell table:style-name="Tableau3.A5" office:value-type="string">
            <text:p text:style-name="P42">[!-- BEGIN row.risk1 --]{nomElement}</text:p>
          </table:table-cell>
          <table:table-cell table:style-name="Tableau3.B5" office:value-type="string">
            <text:p text:style-name="P42">{identifiantRisque}</text:p>
          </table:table-cell>
          <table:table-cell table:style-name="Tableau3.C5" office:value-type="string">
            <text:p text:style-name="P42">{quotationRisque}</text:p>
          </table:table-cell>
          <table:table-cell table:style-name="Tableau3.D5" office:value-type="string">
            <text:p text:style-name="P43">{nomDanger}</text:p>
            <text:p text:style-name="P39">{nomPicto}</text:p>
          </table:table-cell>
          <table:table-cell table:style-name="Tableau3.E5" office:value-type="string">
            <text:p text:style-name="P43">{descriptionRisque}</text:p>
          </table:table-cell>
          <table:table-cell table:style-name="Tableau3.F5" office:value-type="string">
            <text:p text:style-name="P43">{commentaireEvaluation}</text:p>
          </table:table-cell>
          <table:table-cell table:style-name="Tableau3.G5" office:value-type="string">
            <text:p text:style-name="P37"><text:span text:style-name="T42">⌛</text:span><text:span text:style-name="T43"> </text:span><text:span text:style-name="T35">Actions en </text:span>cours :</text:p>
            <text:p text:style-name="P38">{actionPreventionUncompleted}</text:p>
            <text:p text:style-name="P41"><text:span text:style-name="T44">✓</text:span><text:span text:style-name="T46"> </text:span><text:span text:style-name="T32">Action</text:span><text:span text:style-name="T33">s</text:span><text:span text:style-name="T32"> </text:span><text:span text:style-name="T34">terminées</text:span><text:span text:style-name="T32"> </text:span><text:span text:style-name="T31">:</text:span></text:p>
            <text:p text:style-name="P44">{actionPreventionCompleted}[!-- END row.risk1 --]</text:p>
          </table:table-cell>
        </table:table-row>
      </table:table>
      <text:p text:style-name="P11"/>
      <text:p text:style-name="P11">Liste des personnes <text:span text:style-name="T20">ci dessous étaient </text:span>présentes lors de l'évaluation, <text:span text:style-name="T20">elles </text:span>ont été impliqués dans la démarche <text:span text:style-name="T12">de mise en place du Document Unique</text:span>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 table:number-columns-repeated="3"/>
        <table:table-header-rows>
          <table:table-row>
            <table:table-cell table:style-name="Tableau4.A1" office:value-type="string">
              <text:p text:style-name="P31">S – UT ou GP</text:p>
            </table:table-cell>
            <table:table-cell table:style-name="Tableau4.A1" office:value-type="string">
              <text:p text:style-name="P31">Id. <text:span text:style-name="T38">Eva</text:span><text:note text:id="ftn3" text:note-class="footnote"><text:note-citation>4</text:note-citation><text:note-body><text:p text:style-name="P60">Id.Eva numero d'identification des évaluateurs, S1 – UT ou GP <text:span text:style-name="T39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32">Date <text:span text:style-name="T20">entretien</text:span></text:p>
            </table:table-cell>
            <table:table-cell table:style-name="Tableau4.A1" office:value-type="string">
              <text:p text:style-name="P33">Durée entretien</text:p>
            </table:table-cell>
            <table:table-cell table:style-name="Tableau4.A1" office:value-type="string">
              <text:p text:style-name="P29">Nom</text:p>
            </table:table-cell>
            <table:table-cell table:style-name="Tableau4.A1" office:value-type="string">
              <text:p text:style-name="P29">Prénom</text:p>
            </table:table-cell>
            <table:table-cell table:style-name="Tableau4.G1" office:value-type="string">
              <text:p text:style-name="P36">Poste/Fonction</text:p>
            </table:table-cell>
          </table:table-row>
        </table:table-header-rows>
        <table:table-row>
          <table:table-cell table:style-name="Tableau4.A2" office:value-type="string">
            <text:p text:style-name="P7">[!-- BEGIN row.utilisateursPresents --]{nomElement}</text:p>
          </table:table-cell>
          <table:table-cell table:style-name="Tableau4.B2" office:value-type="string">
            <text:p text:style-name="P7">{idUtilisateur}</text:p>
          </table:table-cell>
          <table:table-cell table:style-name="Tableau4.C2" office:value-type="string">
            <text:p text:style-name="P10">{dateAffectationUtilisateur}</text:p>
          </table:table-cell>
          <table:table-cell table:style-name="Tableau4.D2" office:value-type="string">
            <text:p text:style-name="P9">{dureeEntretien}</text:p>
          </table:table-cell>
          <table:table-cell table:style-name="Tableau4.E2" office:value-type="string">
            <text:p text:style-name="P7">{nomUtilisateur}</text:p>
          </table:table-cell>
          <table:table-cell table:style-name="Tableau4.F2" office:value-type="string">
            <text:p text:style-name="P7">{prenomUtilisateur}</text:p>
          </table:table-cell>
          <table:table-cell table:style-name="Tableau4.G2" office:value-type="string">
            <text:p text:style-name="P7">{travailUtilisateur}[!-- END row.utilisateursPresents --]</text:p>
          </table:table-cell>
        </table:table-row>
      </table:table>
      <text:p text:style-name="P3"/>
      <text:p text:style-name="P64"><text:soft-page-break/></text:p>
      <text:p text:style-name="P5">Liste des <text:span text:style-name="T3">accid</text:span><text:span text:style-name="T4">e</text:span><text:span text:style-name="T3">nt</text:span><text:span text:style-name="T5">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49">Id. <text:span text:style-name="T22">AT/MP</text:span></text:p>
            </table:table-cell>
            <table:table-cell table:style-name="Tableau1.A1" office:value-type="string">
              <text:p text:style-name="P50">Nbre jours AT</text:p>
            </table:table-cell>
            <table:table-cell table:style-name="Tableau1.C1" office:value-type="string">
              <text:p text:style-name="P13"><text:span text:style-name="T23">Description </text:span><text:span text:style-name="T24">du presque accident ou accident</text:span></text:p>
            </table:table-cell>
          </table:table-row>
        </table:table-header-rows>
        <table:table-row>
          <table:table-cell table:style-name="Tableau1.A2" office:value-type="string">
            <text:p text:style-name="P45">[!-- BEGIN row.affectedAccident --]{identifiantAccident} - {AccidentName}</text:p>
          </table:table-cell>
          <table:table-cell table:style-name="Tableau1.B2" office:value-type="string">
            <text:p text:style-name="P45">{AccidentWorkStopDays}</text:p>
          </table:table-cell>
          <table:table-cell table:style-name="Tableau1.C2" office:value-type="string">
            <text:p text:style-name="P15">{AccidentComment} [!-- END row.affectedAccident --]</text:p>
          </table:table-cell>
        </table:table-row>
      </table:table>
      <text:p text:style-name="P5"/>
      <text:p text:style-name="P6">Liste des <text:span text:style-name="T6">tickets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1"><text:span text:style-name="T40">N°</text:span> du ticket</text:p>
            </table:table-cell>
            <table:table-cell table:style-name="Tableau5.A1" office:value-type="string">
              <text:p text:style-name="P22">Tags/catégories</text:p>
            </table:table-cell>
            <table:table-cell table:style-name="Tableau5.A1" office:value-type="string">
              <text:p text:style-name="P22">Date création</text:p>
            </table:table-cell>
            <table:table-cell table:style-name="Tableau5.A1" office:value-type="string">
              <text:p text:style-name="P51">Sujet</text:p>
            </table:table-cell>
            <table:table-cell table:style-name="Tableau5.A1" office:value-type="string">
              <text:p text:style-name="P52">Message initial</text:p>
            </table:table-cell>
            <table:table-cell table:style-name="Tableau5.A1" office:value-type="string">
              <text:p text:style-name="P23">Progression</text:p>
            </table:table-cell>
            <table:table-cell table:style-name="Tableau5.G1" office:value-type="string">
              <text:p text:style-name="P24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55">[!-- BEGIN row.tickets --]{refticket}</text:p>
          </table:table-cell>
          <table:table-cell table:style-name="Tableau5.B2" office:value-type="string">
            <text:p text:style-name="P55">{categories}</text:p>
          </table:table-cell>
          <table:table-cell table:style-name="Tableau5.C2" office:value-type="string">
            <text:p text:style-name="P46">{creation_date}</text:p>
          </table:table-cell>
          <table:table-cell table:style-name="Tableau5.D2" office:value-type="string">
            <text:p text:style-name="P46">{subject}</text:p>
          </table:table-cell>
          <table:table-cell table:style-name="Tableau5.E2" office:value-type="string">
            <text:p text:style-name="P48">{message}</text:p>
          </table:table-cell>
          <table:table-cell table:style-name="Tableau5.F2" office:value-type="string">
            <text:p text:style-name="P53">{progress}</text:p>
          </table:table-cell>
          <table:table-cell table:style-name="Tableau5.G2" office:value-type="string">
            <text:p text:style-name="P56">{status} [!-- END row.tickets --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4" style:family="text">
      <style:text-properties fo:language="zxx" fo:country="none" officeooo:rsid="0035fdfc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47e6f"/>
    </style:style>
    <style:style style:name="MT7" style:family="text">
      <style:text-properties officeooo:rsid="00796d4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</text:span><text:span text:style-name="MT3">u</text:span><text:span text:style-name="MT2"> </text:span><text:span text:style-name="MT3">Groupement</text:span><text:span text:style-name="MT2"> – (</text:span><text:span text:style-name="MT3">GP</text:span><text:span text:style-name="MT2">)<text:tab/></text:span><text:span text:style-name="MT1"><text:tab/></text:span><text:a xlink:type="simple" xlink:href="https://www.digirisk.com/" office:target-frame-name="_blank" xlink:show="new" text:style-name="Internet_20_link" text:visited-style-name="Visited_20_Internet_20_Link"><text:span text:style-name="MT4">www.d</text:span>igirisk.com</text:a></text:p>
      </style:header>
      <style:footer>
        <text:p text:style-name="MP2"><text:file-name text:display="name-and-extension">template_groupmentdocument.odt</text:file-name><text:s/><text:tab/><text:span text:style-name="MT5">Version – 1.</text:span><text:span text:style-name="MT6">8</text:span><text:span text:style-name="MT5">.</text:span><text:span text:style-name="MT6">0</text:span><text:span text:style-name="MT5"> - 202</text:span><text:span text:style-name="MT7">40</text:span><text:span text:style-name="MT6">428</text:span> - Page :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8H3M53S</meta:editing-duration>
    <meta:editing-cycles>190</meta:editing-cycles>
    <meta:generator>LibreOffice/7.6.6.3$Windows_X86_64 LibreOffice_project/d97b2716a9a4a2ce1391dee1765565ea469b0ae7</meta:generator>
    <dc:date>2024-04-28T11:13:23.635000000</dc:date>
    <meta:document-statistic meta:table-count="6" meta:image-count="1" meta:object-count="0" meta:page-count="3" meta:paragraph-count="119" meta:word-count="390" meta:character-count="3240" meta:non-whitespace-character-count="2979"/>
    <meta:user-defined meta:name="Info 1"/>
    <meta:user-defined meta:name="Info 2"/>
    <meta:user-defined meta:name="Info 3"/>
    <meta:user-defined meta:name="Info 4"/>
  </office:meta>
</office:document-meta>
</file>